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_20__28_var_29_" svg:stroke-color="#ff3333"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1" fo:font-size="13pt" style:font-size-asian="15pt" style:font-size-complex="15pt"/>
    </style:style>
    <style:style style:name="P3" style:family="paragraph">
      <style:text-properties style:font-name="Arial1" fo:font-size="13pt" fo:font-weight="bold" style:font-size-asian="15pt" style:font-weight-asian="bold" style:font-size-complex="15pt" style:font-weight-complex="bold"/>
    </style:style>
    <style:style style:name="P4" style:family="paragraph">
      <style:paragraph-properties fo:text-align="center"/>
      <style:text-properties style:font-name="Arial1" fo:font-size="13pt"/>
    </style:style>
    <style:style style:name="T1" style:family="text">
      <style:text-properties style:font-name="Arial1" fo:font-size="13pt" fo:font-weight="bold" style:font-size-asian="15pt" style:font-weight-asian="bold" style:font-size-complex="15pt" style:font-weight-complex="bold"/>
    </style:style>
    <style:style style:name="T2" style:family="text">
      <style:text-properties style:font-name="Arial1" fo:font-size="13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cm" svg:height="2.54cm" svg:x="0.635cm" svg:y="9.525cm">
          <text:p text:style-name="P1"><text:span text:style-name="T1">listen</text:span></text:p>
          <text:p text:style-name="P1"><text:span text:style-name="T2">“</text:span><text:span text:style-name="T2">ask age”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334cm" svg:height="1.143cm" svg:x="0.635cm" svg:y="0.635cm">
          <draw:text-box>
            <text:p><text:span text:style-name="T1">Emma</text:span></text:p>
          </draw:text-box>
        </draw:frame>
        <draw:frame draw:style-name="gr2" draw:text-style-name="P3" draw:layer="layout" svg:width="5.334cm" svg:height="1.143cm" svg:x="8.261cm" svg:y="0.635cm">
          <draw:text-box>
            <text:p><text:span text:style-name="T1">Jack</text:span></text:p>
          </draw:text-box>
        </draw:frame>
        <draw:custom-shape draw:style-name="gr1" draw:text-style-name="P2" xml:id="id3" draw:id="id3" draw:layer="layout" svg:width="3.81cm" svg:height="2.54cm" svg:x="0.629cm" svg:y="1.905cm">
          <text:p text:style-name="P1"><text:span text:style-name="T1">listen</text:span></text:p>
          <text:p text:style-name="P1"><text:span text:style-name="T2">“</text:span><text:span text:style-name="T2">tell age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81cm" svg:height="2.54cm" svg:x="0.635cm" svg:y="13.335cm">
          <text:p text:style-name="P1"><text:span text:style-name="T1">tell</text:span></text:p>
          <text:p text:style-name="P1"><text:span text:style-name="T2">25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.54cm" svg:y1="12.065cm" svg:x2="2.54cm" svg:y2="13.335cm" draw:start-shape="id1" draw:start-glue-point="2" draw:end-shape="id2" draw:end-glue-point="0" svg:d="m2540 12065v1270" svg:viewBox="0 0 1 1271">
          <text:p/>
        </draw:connector>
        <draw:custom-shape draw:style-name="gr1" draw:text-style-name="P2" xml:id="id4" draw:id="id4" draw:layer="layout" svg:width="3.81cm" svg:height="2.54cm" svg:x="0.635cm" svg:y="5.715cm">
          <text:p text:style-name="P1"><text:span text:style-name="T1">run</text:span><text:span text:style-name="T2"><text:line-break/></text:span><text:span text:style-name="T2">output 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2.534cm" svg:y1="4.445cm" svg:x2="2.54cm" svg:y2="5.715cm" draw:start-shape="id3" draw:start-glue-point="2" draw:end-shape="id4" draw:end-glue-point="4" svg:d="m2534 4445v635h6v635" svg:viewBox="0 0 7 1271">
          <text:p/>
        </draw:connector>
        <draw:custom-shape draw:style-name="gr1" draw:text-style-name="P2" xml:id="id7" draw:id="id7" draw:layer="layout" svg:width="3.81cm" svg:height="2.54cm" svg:x="8.255cm" svg:y="1.905cm">
          <text:p text:style-name="P1"><text:span text:style-name="T1">tell</text:span></text:p>
          <text:p text:style-name="P1"><text:span text:style-name="T2">“</text:span><text:span text:style-name="T2">tell age”, 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81cm" svg:height="6.35cm" svg:x="8.255cm" svg:y="9.525cm">
          <text:p text:style-name="P1"><text:span text:style-name="T1">ask</text:span></text:p>
          <text:p text:style-name="P1"><text:span text:style-name="T2">“</text:span><text:span text:style-name="T2">ask age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81cm" svg:height="2.54cm" svg:x="8.255cm" svg:y="17.145cm">
          <text:p text:style-name="P1"><text:span text:style-name="T1">run</text:span><text:span text:style-name="T2"><text:line-break/></text:span><text:span text:style-name="T2">output 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0.16cm" svg:y1="15.875cm" svg:x2="10.16cm" svg:y2="17.145cm" draw:start-shape="id5" draw:start-glue-point="2" draw:end-shape="id6" draw:end-glue-point="4" svg:d="m10160 15875v1270" svg:viewBox="0 0 1 1271">
          <text:p/>
        </draw:connector>
        <draw:connector draw:style-name="gr4" draw:text-style-name="P1" draw:layer="layout" draw:type="curve" svg:x1="8.255cm" svg:y1="3.175cm" svg:x2="4.439cm" svg:y2="3.175cm" draw:start-shape="id7" draw:start-glue-point="3" draw:end-shape="id3" draw:end-glue-point="1" svg:d="m8255 3175h-3816" svg:viewBox="0 0 3817 1">
          <text:p/>
        </draw:connector>
        <draw:connector draw:style-name="gr4" draw:text-style-name="P1" draw:layer="layout" draw:type="curve" svg:x1="8.255cm" svg:y1="10.795cm" svg:x2="4.445cm" svg:y2="10.795cm" draw:start-shape="id8" draw:start-glue-point="3" draw:end-shape="id1" svg:d="m8255 10795h-3810" svg:viewBox="0 0 3811 1">
          <text:p/>
        </draw:connector>
        <draw:custom-shape draw:style-name="gr5" draw:text-style-name="P1" xml:id="id9" draw:id="id9" draw:layer="layout" svg:width="2.032cm" svg:height="2.54cm" svg:x="8.255cm" svg:y="13.33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4.445cm" svg:y1="14.605cm" svg:x2="8.255cm" svg:y2="14.605cm" draw:start-shape="id2" draw:start-glue-point="1" draw:end-shape="id9" draw:end-glue-point="3" svg:d="m4445 14605h3810" svg:viewBox="0 0 3811 1">
          <text:p/>
        </draw:connector>
        <draw:custom-shape draw:style-name="gr5" draw:text-style-name="P1" xml:id="id8" draw:id="id8" draw:layer="layout" svg:width="2.032cm" svg:height="2.54cm" svg:x="8.255cm" svg:y="9.5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2.8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 Jong</meta:initial-creator>
    <meta:creation-date>2014-01-02T11:32:01.148029654</meta:creation-date>
    <dc:date>2014-01-13T09:53:00.329109790</dc:date>
    <dc:creator>Jos Jong</dc:creator>
    <meta:editing-duration>PT4M40S</meta:editing-duration>
    <meta:editing-cycles>11</meta:editing-cycles>
    <meta:generator>LibreOffice/4.1.3.2$Linux_X86_64 LibreOffice_project/410m0$Build-2</meta:generator>
    <meta:document-statistic meta:object-count="17"/>
  </office:meta>
</office:document-meta>
</file>